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8B000001A029F8764FA87E4B31.jpg" manifest:media-type="image/jpeg"/>
  <manifest:file-entry manifest:full-path="Pictures/1000000000000047000000845456A262F3952146.png" manifest:media-type="image/pn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3" svg:font-family="Arial" style:font-family-generic="swiss"/>
    <style:font-face style:name="Verdana2" svg:font-family="Verdana" style:font-family-generic="swiss"/>
    <style:font-face style:name="Arial1" svg:font-family="Arial" style:font-pitch="variable"/>
    <style:font-face style:name="Liberation Serif2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13.719cm" fo:min-width="22.4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4" style:family="presentation" style:parent-style-name="Titelfolie-notes">
      <style:graphic-properties draw:fill-color="#ffffff" fo:min-height="13.364cm"/>
    </style:style>
    <style:style style:name="pr5" style:family="presentation" style:parent-style-name="Text_20_ein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Text_20_einspaltig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7" style:family="presentation" style:parent-style-name="Text_20_einspaltig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8" style:family="presentation" style:parent-style-name="Text_20_einspaltig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9" style:family="presentation" style:parent-style-name="Text_20_zwei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0" style:family="presentation" style:parent-style-name="Text_20_zweispaltig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1" style:family="presentation" style:parent-style-name="Text_20_zweispaltig-notes">
      <style:graphic-properties draw:fill-color="#ffffff" fo:min-height="12.407cm"/>
    </style:style>
    <style:style style:name="pr12" style:family="presentation" style:parent-style-name="Kapitelanfan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3" style:family="presentation" style:parent-style-name="Kapitelanfang-notes">
      <style:graphic-properties draw:fill-color="#ffffff" fo:min-height="12.407cm"/>
    </style:style>
    <style:style style:name="pr14" style:family="presentation" style:parent-style-name="Kapitelanfang_5f_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5" style:family="presentation" style:parent-style-name="Kapitelanfang_5f_-notes">
      <style:graphic-properties draw:fill-color="#ffffff" fo:min-height="12.407cm"/>
    </style:style>
    <style:style style:name="pr16" style:family="presentation" style:parent-style-name="Kapitelanfang-notes">
      <style:graphic-properties draw:fill-color="#ffffff" fo:min-height="13.364cm"/>
    </style:style>
    <style:style style:name="pr17" style:family="presentation" style:parent-style-name="Kapitelanfang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8" style:family="presentation" style:parent-style-name="Schlussblat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9" style:family="presentation" style:parent-style-name="Schlussblat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20" style:family="presentation" style:parent-style-name="Schlussblatt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21" style:family="presentation" style:parent-style-name="Schlussblatt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co1" style:family="table-column">
      <style:table-column-properties style:column-width="10.998cm" style:use-optimal-column-width="false"/>
    </style:style>
    <style:style style:name="co2" style:family="table-column">
      <style:table-column-properties style:column-width="11.002cm" style:use-optimal-column-width="false"/>
    </style:style>
    <style:style style:name="ro1" style:family="table-row">
      <style:table-row-properties style:row-height="1.448cm"/>
    </style:style>
    <style:style style:name="ro2" style:family="table-row">
      <style:table-row-properties style:row-height="2.582cm"/>
    </style:style>
    <style:style style:name="ro3" style:family="table-row">
      <style:table-row-properties style:row-height="2.585cm"/>
    </style:style>
    <style:style style:name="ce1" style:family="table-cell">
      <loext:graphic-properties style:repeat="repeat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style:repeat="repeat"/>
      <style:text-properties fo:font-size="24pt" style:font-size-asian="24pt" style:font-size-complex="24pt"/>
    </style:style>
    <style:style style:name="ce3" style:family="table-cell">
      <loext:graphic-properties style:repeat="repeat"/>
      <style:paragraph-properties fo:text-align="center"/>
      <style:text-properties fo:font-size="24pt" style:font-size-asian="24pt" style:font-size-complex="24pt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6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1" style:family="paragraph">
      <style:paragraph-properties fo:margin-left="2.011cm" fo:margin-right="0cm" fo:margin-top="0cm" fo:margin-bottom="0cm" fo:text-indent="0cm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 style:punctuation-wrap="hanging"/>
      <style:text-properties fo:font-size="12pt" style:font-size-asian="14pt" style:font-size-complex="14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21" style:family="paragraph">
      <style:paragraph-properties fo:margin-left="0cm" fo:margin-right="0cm" fo:margin-top="0.1cm" fo:margin-bottom="0.1cm" fo:line-height="100%" fo:text-align="start" fo:text-indent="0cm" style:punctuation-wrap="hanging" style:writing-mode="lr-tb"/>
    </style:style>
    <style:style style:name="P22" style:family="paragraph">
      <style:paragraph-properties fo:margin-left="1.245cm" fo:margin-right="0cm" fo:margin-top="0.1cm" fo:margin-bottom="0.1cm" fo:line-height="100%" fo:text-align="start" fo:text-indent="0cm" style:punctuation-wrap="hanging" style:writing-mode="lr-tb"/>
    </style:style>
    <style:style style:name="P23" style:family="paragraph">
      <style:paragraph-properties fo:margin-left="1.245cm" fo:margin-right="0cm" fo:margin-top="0.169cm" fo:margin-bottom="0cm" fo:line-height="100%" fo:text-align="start" fo:text-indent="0cm" style:punctuation-wrap="hanging" style:writing-mode="lr-tb"/>
    </style:style>
    <style:style style:name="P24" style:family="paragraph">
      <loext:graphic-properties draw:fill="none"/>
      <style:paragraph-properties fo:margin-left="1.245cm" fo:margin-right="0cm" fo:text-align="start" fo:text-indent="0cm" style:font-independent-line-spacing="true"/>
      <style:text-properties fo:font-size="24pt"/>
    </style:style>
    <style:style style:name="P25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26" style:family="paragraph">
      <style:paragraph-properties fo:margin-top="0cm" fo:margin-bottom="0cm" fo:line-height="100%" fo:text-align="start" style:punctuation-wrap="hanging" style:writing-mode="lr-tb"/>
      <style:text-properties fo:font-size="8pt" style:font-size-asian="14pt" style:font-size-complex="14pt"/>
    </style:style>
    <style:style style:name="T1" style:family="text">
      <style:text-properties fo:font-variant="normal" fo:text-transform="none" fo:color="#00b1ac" style:text-line-through-style="none" style:text-line-through-type="none" style:text-position="0% 100%" style:font-name="Verdana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00b1ac" style:text-line-through-style="none" style:text-line-through-type="none" style:text-position="0% 100%" style:font-name="Verdan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4pt" fo:letter-spacing="normal" fo:language="de" fo:country="DE" fo:font-style="normal" fo:text-shadow="none" style:text-underline-style="none" fo:font-weight="normal" style:letter-kerning="true" style:font-name-asian="WenQuanYi Micro Hei" style:font-size-asian="24pt" style:language-asian="de" style:country-asian="DE" style:font-style-asian="normal" style:font-weight-asian="normal" style:font-name-complex="Lohit Devanagari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2.399cm" svg:height="6.999cm" svg:x="0.8cm" svg:y="5.6cm" presentation:class="title" presentation:user-transformed="true">
          <draw:text-box>
            <text:p text:style-name="P1"><text:span text:style-name="T1">Projektstatus 14.12.2016</text:span><text:span text:style-name="T1"><text:line-break/></text:span><text:span text:style-name="T1"><text:line-break/></text:span><text:span text:style-name="T2">FreeSpace - Raumverwaltungsapp</text:span></text:p>
          </draw:text-box>
        </draw:frame>
        <draw:frame draw:name="Untertitel 2" presentation:style-name="pr2" draw:text-style-name="P5" draw:layer="layout" svg:width="22.399cm" svg:height="3.999cm" svg:x="0.8cm" svg:y="12.8cm" presentation:class="subtitle" presentation:user-transformed="true">
          <draw:text-box>
            <text:p text:style-name="P3"><text:span text:style-name="T3">SWE Projekt WS16/17</text:span></text:p>
            <text:p text:style-name="P4"><text:span text:style-name="T4">Gruppe 4, PO 2013</text:span></text:p>
          </draw:text-box>
        </draw:frame>
        <draw:frame draw:name="Fußzeilenplatzhalter 3" presentation:style-name="pr3" draw:text-style-name="P7" draw:layer="layout" svg:width="22.4cm" svg:height="0.599cm" svg:x="0.798cm" svg:y="18.199cm" presentation:class="footer" presentation:user-transformed="true">
          <draw:text-box>
            <text:p text:style-name="P6"><text:span text:style-name="T5">© FH AACHEN </text:span><text:span text:style-name="T6">UNIVERSITY OF APPLIED SCIENCES <text:s/>| <text:s/>FACHBEREICH XXXXXX XXXXXXXXXXXXX <text:s/>| <text:s/>WWW.FH-AACHEN.DE</text:span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sverzeichnis" draw:style-name="dp1" draw:master-page-name="Text_20_einspaltig">
        <office:forms form:automatic-focus="false" form:apply-design-mode="false"/>
        <draw:frame draw:name="Titel 6" presentation:style-name="pr5" draw:text-style-name="P9" draw:layer="layout" svg:width="22.4cm" svg:height="2.001cm" svg:x="0.798cm" svg:y="0.798cm" presentation:class="title" presentation:user-transformed="true">
          <draw:text-box>
            <text:p text:style-name="P1"><text:span text:style-name="T7">Inhaltsverzeichnis</text:span></text:p>
          </draw:text-box>
        </draw:frame>
        <draw:frame draw:name="Inhaltsplatzhalter 7" presentation:style-name="pr6" draw:text-style-name="P9" draw:layer="layout" svg:width="22.4cm" svg:height="14cm" svg:x="0.882cm" svg:y="3.779cm" presentation:class="outline" presentation:user-transformed="true">
          <draw:text-box>
            <text:list text:style-name="L3">
              <text:list-item>
                <text:p text:style-name="P10"><text:span text:style-name="T7">Ampelstatus</text:span></text:p>
              </text:list-item>
              <text:list-item>
                <text:p text:style-name="P10"><text:span text:style-name="T7">Projektplan</text:span></text:p>
              </text:list-item>
              <text:list-item>
                <text:p text:style-name="P10"><text:span text:style-name="T7">Zeiterfassung</text:span></text:p>
              </text:list-item>
              <text:list-item>
                <text:p text:style-name="P10"><text:span text:style-name="T7">Fortschritt</text:span></text:p>
              </text:list-item>
              <text:list-item>
                <text:p text:style-name="P10"><text:span text:style-name="T7">Ziele für nächste Woche</text:span></text:p>
                <text:p text:style-name="P10"><text:span text:style-name="T7"/></text:p>
              </text:list-item>
            </text:list>
            <text:p text:style-name="P10"><text:span text:style-name="T7"/></text:p>
            <text:p text:style-name="P11"><text:span text:style-name="T7"/></text:p>
          </draw:text-box>
        </draw:frame>
        <presentation:notes draw:style-name="dp3">
          <draw:page-thumbnail draw:name="Folienbildplatzhalter 1" draw:style-name="gr1" draw:layer="layout" svg:width="13.784cm" svg:height="10.34cm" svg:x="2.549cm" svg:y="2.068cm" draw:page-number="2" presentation:class="page"/>
          <draw:frame draw:name="Notizenplatzhalter 2" presentation:style-name="pr7" draw:text-style-name="P12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Foliennummernplatzhalter 3" presentation:style-name="pr8" draw:text-style-name="P14" draw:layer="layout" svg:width="8.183cm" svg:height="1.379cm" svg:x="10.694cm" svg:y="26.189cm" presentation:class="page-number" presentation:user-transformed="true">
            <draw:text-box>
              <text:p text:style-name="P13"><text:span text:style-name="T8"><text:page-number>&lt;Foliennummer&gt;</text:page-number></text:span></text:p>
            </draw:text-box>
          </draw:frame>
        </presentation:notes>
      </draw:page>
      <draw:page draw:name="&#10;Ampelstatus" draw:style-name="dp1" draw:master-page-name="Text_20_zweispaltig">
        <office:forms form:automatic-focus="false" form:apply-design-mode="false"/>
        <draw:frame draw:name="Titel 2" presentation:style-name="pr9" draw:text-style-name="P9" draw:layer="layout" svg:width="22.4cm" svg:height="2.001cm" svg:x="0.798cm" svg:y="0.798cm" presentation:class="title" presentation:user-transformed="true">
          <draw:text-box>
            <text:p text:style-name="P1"><text:span text:style-name="T7">Ampelstatus</text:span></text:p>
          </draw:text-box>
        </draw:frame>
        <draw:frame draw:name="Inhaltsplatzhalter 1" presentation:style-name="pr10" draw:text-style-name="P9" draw:layer="layout" svg:width="22.418cm" svg:height="5.89cm" svg:x="0.798cm" svg:y="11.708cm" presentation:class="outline" presentation:user-transformed="true">
          <draw:text-box>
            <text:p text:style-name="P15"><text:span text:style-name="T7">Status: Grün </text:span></text:p>
            <text:p text:style-name="P15"><text:span text:style-name="T7">- Kein Statuswechsel</text:span></text:p>
            <text:list text:style-name="L5">
              <text:list-item>
                <text:p text:style-name="P15"><text:span text:style-name="T7"><text:s/></text:span><text:span text:style-name="T7">Im Zeitplan unseres Projektplans </text:span></text:p>
              </text:list-item>
              <text:list-item>
                <text:p text:style-name="P15"><text:span text:style-name="T7"><text:s/></text:span><text:span text:style-name="T7">Implementierung bereits fortgeschritten</text:span></text:p>
              </text:list-item>
            </text:list>
          </draw:text-box>
        </draw:frame>
        <draw:frame draw:style-name="gr2" draw:text-style-name="P16" draw:layer="layout" svg:width="2.877cm" svg:height="5.291cm" svg:x="10.923cm" svg:y="5.4cm">
          <draw:image xlink:href="Pictures/1000000000000047000000845456A262F3952146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548cm" svg:y="2.095cm" draw:page-number="3" presentation:class="page"/>
          <draw:frame presentation:style-name="pr11" draw:text-style-name="P1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Kapitelanfang">
        <office:forms form:automatic-focus="false" form:apply-design-mode="false"/>
        <draw:frame draw:name="Titel 3" presentation:style-name="pr12" draw:text-style-name="P9" draw:layer="layout" svg:width="22.4cm" svg:height="1.402cm" svg:x="0.798cm" svg:y="0.798cm" presentation:class="title" presentation:user-transformed="true">
          <draw:text-box>
            <text:p text:style-name="P1"><text:span text:style-name="T7">Projektplan – Detail</text:span></text:p>
          </draw:text-box>
        </draw:frame>
        <presentation:notes draw:style-name="dp2">
          <draw:page-thumbnail draw:style-name="gr1" draw:layer="layout" svg:width="13.785cm" svg:height="10.339cm" svg:x="2.548cm" svg:y="2.095cm" draw:page-number="4" presentation:class="page"/>
          <draw:frame presentation:style-name="pr13" draw:text-style-name="P1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Kapitelanfang_5f_">
        <office:forms form:automatic-focus="false" form:apply-design-mode="false"/>
        <draw:frame draw:name="Titel 3" presentation:style-name="pr14" draw:text-style-name="P9" draw:layer="layout" svg:width="22.4cm" svg:height="1.402cm" svg:x="0.798cm" svg:y="0.798cm" presentation:class="title" presentation:user-transformed="true">
          <draw:text-box>
            <text:p text:style-name="P1"><text:span text:style-name="T7">Projektplan – Detail</text:span></text:p>
          </draw:text-box>
        </draw:frame>
        <presentation:notes draw:style-name="dp2">
          <draw:page-thumbnail draw:style-name="gr1" draw:layer="layout" svg:width="13.785cm" svg:height="10.339cm" svg:x="2.548cm" svg:y="2.095cm" draw:page-number="5" presentation:class="page"/>
          <draw:frame presentation:style-name="pr15" draw:text-style-name="P1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Kapitelanfang_5f_">
        <office:forms form:automatic-focus="false" form:apply-design-mode="false"/>
        <draw:frame draw:name="Titel 3" presentation:style-name="pr14" draw:text-style-name="P9" draw:layer="layout" svg:width="22.4cm" svg:height="1.402cm" svg:x="0.798cm" svg:y="0.798cm" presentation:class="title" presentation:user-transformed="true">
          <draw:text-box>
            <text:p text:style-name="P1"><text:span text:style-name="T7">Projektplan – Detail</text:span></text:p>
          </draw:text-box>
        </draw:frame>
        <presentation:notes draw:style-name="dp2">
          <draw:page-thumbnail draw:style-name="gr1" draw:layer="layout" svg:width="13.785cm" svg:height="10.339cm" svg:x="2.548cm" svg:y="2.095cm" draw:page-number="6" presentation:class="page"/>
          <draw:frame presentation:style-name="pr15" draw:text-style-name="P1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rojektstatus&#10;Projektplan" draw:style-name="dp1" draw:master-page-name="Kapitelanfang">
        <office:forms form:automatic-focus="false" form:apply-design-mode="false"/>
        <draw:frame draw:name="Titel 3" presentation:style-name="pr12" draw:text-style-name="P9" draw:layer="layout" svg:width="22.4cm" svg:height="1.402cm" svg:x="0.798cm" svg:y="0.798cm" presentation:class="title" presentation:user-transformed="true">
          <draw:text-box>
            <text:p text:style-name="P1"><text:span text:style-name="T7">Projektplan - Gesamt</text:span></text:p>
          </draw:text-box>
        </draw:frame>
        <draw:custom-shape draw:name="Inhaltsplatzhalter 2" draw:style-name="gr3" draw:text-style-name="P18" draw:layer="layout" svg:width="22.399cm" svg:height="13.718cm" svg:x="0.794cm" svg:y="3.969cm">
          <text:p/>
          <draw:enhanced-geometry draw:mirror-horizontal="false" draw:mirror-vertical="false" svg:viewBox="0 0 22400 137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785cm" svg:height="10.339cm" svg:x="2.548cm" svg:y="2.095cm" draw:page-number="7" presentation:class="page"/>
          <draw:frame presentation:style-name="pr13" draw:text-style-name="P1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rojektstatus&#10;Kundentermin am 26.10.2016&#9;(1/2)&#10;" draw:style-name="dp1" draw:master-page-name="Kapitelanfang">
        <office:forms form:automatic-focus="false" form:apply-design-mode="false"/>
        <draw:frame draw:name="Titel 1" presentation:style-name="pr12" draw:text-style-name="P9" draw:layer="layout" svg:width="22.399cm" svg:height="1.999cm" svg:x="0.8cm" svg:y="0.8cm" presentation:class="title" presentation:user-transformed="true">
          <draw:text-box>
            <text:p text:style-name="P1"><text:span text:style-name="T7">Zeiterfassung</text:span><text:span text:style-name="T7"><text:line-break/></text:span><text:span text:style-name="T7"/></text:p>
          </draw:text-box>
        </draw:frame>
        <draw:frame draw:style-name="gr4" draw:text-style-name="P20" draw:layer="layout" svg:width="24.2cm" svg:height="1.2cm" svg:x="0.2cm" svg:y="3.6cm">
          <draw:text-box>
            <text:p text:style-name="P19"><text:span text:style-name="T9">KW 49 – 05.12. bis 11.12.</text:span></text:p>
          </draw:text-box>
        </draw:frame>
        <draw:frame draw:style-name="standard" draw:layer="layout" svg:width="21.999cm" svg:height="11.778cm" svg:x="0.975cm" svg:y="5.221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10">Rollen</text:span></text:p>
              </table:table-cell>
              <table:table-cell>
                <text:p text:style-name="P19"><text:span text:style-name="T10">Zeitaufwand (hh:mm)</text:span></text:p>
              </table:table-cell>
            </table:table-row>
            <table:table-row table:style-name="ro2">
              <table:table-cell table:style-name="ce2">
                <text:p><text:span text:style-name="T9">Projektmanagement </text:span></text:p>
                <text:p><text:span text:style-name="T9">3 Personen</text:span></text:p>
              </table:table-cell>
              <table:table-cell table:style-name="ce3">
                <text:p text:style-name="P19"><text:span text:style-name="T9"/></text:p>
                <text:p text:style-name="P19"><text:span text:style-name="T9"/></text:p>
              </table:table-cell>
            </table:table-row>
            <table:table-row table:style-name="ro2">
              <table:table-cell table:style-name="ce2">
                <text:p><text:span text:style-name="T9">Vertriebsmanagement</text:span></text:p>
                <text:p><text:span text:style-name="T9">2 Personen</text:span></text:p>
              </table:table-cell>
              <table:table-cell table:style-name="ce3">
                <text:p text:style-name="P19"><text:span text:style-name="T9"/></text:p>
                <text:p text:style-name="P19"><text:span text:style-name="T9"/></text:p>
              </table:table-cell>
            </table:table-row>
            <table:table-row table:style-name="ro2" table:default-cell-style-name="ce2">
              <table:table-cell>
                <text:p><text:span text:style-name="T9">Qualitätsmanagement</text:span></text:p>
                <text:p><text:span text:style-name="T9">3 Personen</text:span></text:p>
              </table:table-cell>
              <table:table-cell/>
            </table:table-row>
            <table:table-row table:style-name="ro3">
              <table:table-cell table:style-name="ce2">
                <text:p><text:span text:style-name="T9">Technologiemanagement</text:span></text:p>
                <text:p><text:span text:style-name="T9">2 Personen</text:span></text:p>
              </table:table-cell>
              <table:table-cell table:style-name="ce3">
                <text:p text:style-name="P19"><text:span text:style-name="T9"/></text:p>
                <text:p text:style-name="P19"><text:span text:style-name="T9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jektstatus&#10;Kundentermin am 26.10.2016&#9;(2/2)&#10;" draw:style-name="dp1" draw:master-page-name="Kapitelanfang">
        <office:forms form:automatic-focus="false" form:apply-design-mode="false"/>
        <draw:frame draw:name="Titel 1" presentation:style-name="pr12" draw:text-style-name="P9" draw:layer="layout" svg:width="22.399cm" svg:height="1.999cm" svg:x="0.8cm" svg:y="0.8cm" presentation:class="title" presentation:user-transformed="true">
          <draw:text-box>
            <text:p text:style-name="P1"><text:span text:style-name="T7">Fortschritt</text:span><text:span text:style-name="T7"><text:line-break/></text:span><text:span text:style-name="T7"/></text:p>
          </draw:text-box>
        </draw:frame>
        <draw:frame draw:name="Inhaltsplatzhalter 2" presentation:style-name="pr17" draw:text-style-name="P2" draw:layer="layout" svg:width="22.399cm" svg:height="13.718cm" svg:x="0.8cm" svg:y="3.924cm" presentation:class="outline" presentation:user-transformed="true">
          <draw:text-box>
            <text:p text:style-name="P21"><text:span text:style-name="T11">Server:</text:span></text:p>
            <text:list text:style-name="L6">
              <text:list-item>
                <text:p text:style-name="P22"><text:span text:style-name="T11"><text:s/></text:span></text:p>
              </text:list-item>
            </text:list>
            <text:p text:style-name="P21"><text:span text:style-name="T11">Client:</text:span></text:p>
            <text:list text:continue-numbering="true" text:style-name="L6">
              <text:list-item>
                <text:p text:style-name="P22"><text:span text:style-name="T11"><text:s/></text:span></text:p>
              </text:list-item>
            </text:list>
            <text:p text:style-name="P21"><text:span text:style-name="T11">Verbindung:</text:span></text:p>
            <text:list text:style-name="L7">
              <text:list-item>
                <text:p text:style-name="P22"><text:span text:style-name="T11"><text:s/></text:span></text:p>
              </text:list-item>
            </text:list>
          </draw:text-box>
        </draw:frame>
        <presentation:notes draw:style-name="dp2">
          <draw:page-thumbnail draw:style-name="gr1" draw:layer="layout" svg:width="13.785cm" svg:height="10.339cm" svg:x="2.548cm" svg:y="2.095cm" draw:page-number="9" presentation:class="page"/>
          <draw:frame presentation:style-name="pr13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&#10;Ziele für nächste Woche" draw:style-name="dp1" draw:master-page-name="Text_20_zweispaltig">
        <office:forms form:automatic-focus="false" form:apply-design-mode="false"/>
        <draw:frame draw:name="Inhaltsplatzhalter 1" presentation:style-name="pr10" draw:text-style-name="P24" draw:layer="layout" svg:width="22.418cm" svg:height="14cm" svg:x="0.798cm" svg:y="3.598cm" presentation:class="outline" presentation:user-transformed="true">
          <draw:text-box>
            <text:list text:style-name="L6">
              <text:list-item>
                <text:p text:style-name="P23"><text:span text:style-name="T7"><text:s/></text:span></text:p>
              </text:list-item>
              <text:list-item>
                <text:p text:style-name="P23"><text:span text:style-name="T7"/></text:p>
              </text:list-item>
            </text:list>
          </draw:text-box>
        </draw:frame>
        <draw:frame draw:name="Titel 2" presentation:style-name="pr9" draw:text-style-name="P9" draw:layer="layout" svg:width="22.4cm" svg:height="2.001cm" svg:x="0.798cm" svg:y="0.798cm" presentation:class="title" presentation:user-transformed="true">
          <draw:text-box>
            <text:p text:style-name="P1"><text:span text:style-name="T7">Ziele für nächste Woche</text:span></text:p>
          </draw:text-box>
        </draw:frame>
        <presentation:notes draw:style-name="dp2">
          <draw:page-thumbnail draw:style-name="gr1" draw:layer="layout" svg:width="13.785cm" svg:height="10.339cm" svg:x="2.548cm" svg:y="2.095cm" draw:page-number="10" presentation:class="page"/>
          <draw:frame presentation:style-name="pr11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Schlussblatt">
        <office:forms form:automatic-focus="false" form:apply-design-mode="false"/>
        <draw:frame draw:name="Titel 5" presentation:style-name="pr18" draw:text-style-name="P25" draw:layer="layout" svg:width="22.4cm" svg:height="6.997cm" svg:x="0.699cm" svg:y="9.125cm" presentation:class="title" presentation:user-transformed="true">
          <draw:text-box>
            <text:p text:style-name="P1"><text:span text:style-name="T12">FH Aachen </text:span><text:span text:style-name="T12"><text:line-break/></text:span><text:span text:style-name="T12">SWE Projekt WS16/17</text:span><text:span text:style-name="T12"><text:line-break/></text:span><text:span text:style-name="T12"><text:line-break/></text:span><text:span text:style-name="T12">Gruppe 4, PO 2013</text:span><text:span text:style-name="T12"><text:line-break/></text:span><text:span text:style-name="T12"><text:line-break/></text:span><text:span text:style-name="T12"><text:line-break/></text:span><text:span text:style-name="T12">www.fh-aachen.de</text:span></text:p>
          </draw:text-box>
        </draw:frame>
        <draw:frame draw:name="Fußzeilenplatzhalter 3" presentation:style-name="pr19" draw:text-style-name="P7" draw:layer="layout" svg:width="22.4cm" svg:height="0.599cm" svg:x="0.798cm" svg:y="18.199cm" presentation:class="footer" presentation:user-transformed="true">
          <draw:text-box>
            <text:p text:style-name="P26"><text:span text:style-name="T5">© FH AACHEN </text:span><text:span text:style-name="T6">UNIVERSITY OF APPLIED SCIENCES <text:s/>| <text:s/>FACHBEREICH XXXXXX XXXXXXXXXXXXX <text:s/>| <text:s/>WWW.FH-AACHEN.DE</text:span></text:p>
          </draw:text-box>
        </draw:frame>
        <presentation:notes draw:style-name="dp3">
          <draw:page-thumbnail draw:name="Folienbildplatzhalter 1" draw:style-name="gr1" draw:layer="layout" svg:width="13.784cm" svg:height="10.34cm" svg:x="2.549cm" svg:y="2.068cm" draw:page-number="11" presentation:class="page"/>
          <draw:frame draw:name="Notizenplatzhalter 2" presentation:style-name="pr20" draw:text-style-name="P12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Foliennummernplatzhalter 3" presentation:style-name="pr21" draw:text-style-name="P14" draw:layer="layout" svg:width="8.183cm" svg:height="1.379cm" svg:x="10.694cm" svg:y="26.189cm" presentation:class="page-number" presentation:user-transformed="true">
            <draw:text-box>
              <text:p text:style-name="P13"><text:span text:style-name="T8"><text:page-number>&lt;Folien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3" svg:font-family="Arial" style:font-family-generic="swiss"/>
    <style:font-face style:name="Verdana2" svg:font-family="Verdana" style:font-family-generic="swiss"/>
    <style:font-face style:name="Arial1" svg:font-family="Arial" style:font-pitch="variable"/>
    <style:font-face style:name="Liberation Serif2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einspaltig-background" style:display-name="Text einspaltig-background" style:family="presentation">
      <style:graphic-properties draw:stroke="none" draw:fill="solid" draw:fill-color="#ffffff"/>
      <style:text-properties style:letter-kerning="true"/>
    </style:style>
    <style:style style:name="Text_20_einspaltig-backgroundobjects" style:display-name="Text ein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einspaltig-notes" style:display-name="Text ein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einspaltig-outline1" style:display-name="Text einspaltig-outline1" style:family="presentation">
      <style:graphic-properties draw:stroke="none" draw:fill="none" draw:auto-grow-height="false" draw:fit-to-size="shrink-to-fit">
        <text:list-style style:name="Text_20_einspaltig-outline1" style:display-name="Text ein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einspaltig-outline2" style:display-name="Text einspaltig-outline2" style:family="presentation" style:parent-style-name="Text_20_einspalti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ext_20_einspaltig-outline3" style:display-name="Text einspaltig-outline3" style:family="presentation" style:parent-style-name="Text_20_einspalti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einspaltig-outline4" style:display-name="Text einspaltig-outline4" style:family="presentation" style:parent-style-name="Text_20_einspalti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einspaltig-outline5" style:display-name="Text einspaltig-outline5" style:family="presentation" style:parent-style-name="Text_20_einspaltig-outline4">
      <style:paragraph-properties fo:margin-top="0cm" fo:margin-bottom="0.1cm"/>
      <style:text-properties fo:font-size="20pt" style:font-size-asian="20pt" style:font-size-complex="20pt"/>
    </style:style>
    <style:style style:name="Text_20_einspaltig-outline6" style:display-name="Text einspaltig-outline6" style:family="presentation" style:parent-style-name="Text_20_einspaltig-outline5">
      <style:paragraph-properties fo:margin-top="0cm" fo:margin-bottom="0.1cm"/>
      <style:text-properties fo:font-size="20pt" style:font-size-asian="20pt" style:font-size-complex="20pt"/>
    </style:style>
    <style:style style:name="Text_20_einspaltig-outline7" style:display-name="Text einspaltig-outline7" style:family="presentation" style:parent-style-name="Text_20_einspaltig-outline6">
      <style:paragraph-properties fo:margin-top="0cm" fo:margin-bottom="0.1cm"/>
      <style:text-properties fo:font-size="20pt" style:font-size-asian="20pt" style:font-size-complex="20pt"/>
    </style:style>
    <style:style style:name="Text_20_einspaltig-outline8" style:display-name="Text einspaltig-outline8" style:family="presentation" style:parent-style-name="Text_20_einspaltig-outline7">
      <style:paragraph-properties fo:margin-top="0cm" fo:margin-bottom="0.1cm"/>
      <style:text-properties fo:font-size="20pt" style:font-size-asian="20pt" style:font-size-complex="20pt"/>
    </style:style>
    <style:style style:name="Text_20_einspaltig-outline9" style:display-name="Text einspaltig-outline9" style:family="presentation" style:parent-style-name="Text_20_einspaltig-outline8">
      <style:paragraph-properties fo:margin-top="0cm" fo:margin-bottom="0.1cm"/>
      <style:text-properties fo:font-size="20pt" style:font-size-asian="20pt" style:font-size-complex="20pt"/>
    </style:style>
    <style:style style:name="Text_20_einspaltig-subtitle" style:display-name="Text einspaltig-subtitle" style:family="presentation">
      <style:graphic-properties draw:stroke="none" draw:fill="none" draw:textarea-vertical-align="middle">
        <text:list-style style:name="Text_20_einspaltig-subtitle" style:display-name="Text ein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einspaltig-title" style:display-name="Text einspaltig-title" style:family="presentation">
      <style:graphic-properties draw:stroke="none" draw:fill="none" draw:textarea-vertical-align="middle">
        <text:list-style style:name="Text_20_einspaltig-title" style:display-name="Text ein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anfang-background" style:family="presentation">
      <style:graphic-properties draw:stroke="none" draw:fill="solid" draw:fill-color="#ffffff"/>
      <style:text-properties style:letter-kerning="true"/>
    </style:style>
    <style:style style:name="Kapitelanfa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anfa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pitelanfang-outline1" style:family="presentation">
      <style:graphic-properties draw:stroke="none" draw:fill="none" draw:auto-grow-height="false" draw:fit-to-size="shrink-to-fit">
        <text:list-style style:name="Kapitelanfa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anfang-outline2" style:family="presentation" style:parent-style-name="Kapitelanfa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Kapitelanfang-outline3" style:family="presentation" style:parent-style-name="Kapitelanfa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Kapitelanfang-outline4" style:family="presentation" style:parent-style-name="Kapitelanfa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Kapitelanfang-outline5" style:family="presentation" style:parent-style-name="Kapitelanfang-outline4">
      <style:paragraph-properties fo:margin-top="0cm" fo:margin-bottom="0.1cm"/>
      <style:text-properties fo:font-size="20pt" style:font-size-asian="20pt" style:font-size-complex="20pt"/>
    </style:style>
    <style:style style:name="Kapitelanfang-outline6" style:family="presentation" style:parent-style-name="Kapitelanfang-outline5">
      <style:paragraph-properties fo:margin-top="0cm" fo:margin-bottom="0.1cm"/>
      <style:text-properties fo:font-size="20pt" style:font-size-asian="20pt" style:font-size-complex="20pt"/>
    </style:style>
    <style:style style:name="Kapitelanfang-outline7" style:family="presentation" style:parent-style-name="Kapitelanfang-outline6">
      <style:paragraph-properties fo:margin-top="0cm" fo:margin-bottom="0.1cm"/>
      <style:text-properties fo:font-size="20pt" style:font-size-asian="20pt" style:font-size-complex="20pt"/>
    </style:style>
    <style:style style:name="Kapitelanfang-outline8" style:family="presentation" style:parent-style-name="Kapitelanfang-outline7">
      <style:paragraph-properties fo:margin-top="0cm" fo:margin-bottom="0.1cm"/>
      <style:text-properties fo:font-size="20pt" style:font-size-asian="20pt" style:font-size-complex="20pt"/>
    </style:style>
    <style:style style:name="Kapitelanfang-outline9" style:family="presentation" style:parent-style-name="Kapitelanfang-outline8">
      <style:paragraph-properties fo:margin-top="0cm" fo:margin-bottom="0.1cm"/>
      <style:text-properties fo:font-size="20pt" style:font-size-asian="20pt" style:font-size-complex="20pt"/>
    </style:style>
    <style:style style:name="Kapitelanfang-subtitle" style:family="presentation">
      <style:graphic-properties draw:stroke="none" draw:fill="none" draw:textarea-vertical-align="middle">
        <text:list-style style:name="Kapitelanfa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anfang-title" style:family="presentation">
      <style:graphic-properties draw:stroke="none" draw:fill="none" draw:textarea-vertical-align="middle">
        <text:list-style style:name="Kapitelanfa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zweispaltig-background" style:display-name="Text zweispaltig-background" style:family="presentation">
      <style:graphic-properties draw:stroke="none" draw:fill="solid" draw:fill-color="#ffffff"/>
      <style:text-properties style:letter-kerning="true"/>
    </style:style>
    <style:style style:name="Text_20_zweispaltig-backgroundobjects" style:display-name="Text zwei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zweispaltig-notes" style:display-name="Text zwei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zweispaltig-outline1" style:display-name="Text zweispaltig-outline1" style:family="presentation">
      <style:graphic-properties draw:stroke="none" draw:fill="none" draw:auto-grow-height="false" draw:fit-to-size="shrink-to-fit">
        <text:list-style style:name="Text_20_zweispaltig-outline1" style:display-name="Text zwei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zweispaltig-outline2" style:display-name="Text zweispaltig-outline2" style:family="presentation" style:parent-style-name="Text_20_zweispalti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ext_20_zweispaltig-outline3" style:display-name="Text zweispaltig-outline3" style:family="presentation" style:parent-style-name="Text_20_zweispalti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zweispaltig-outline4" style:display-name="Text zweispaltig-outline4" style:family="presentation" style:parent-style-name="Text_20_zweispalti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zweispaltig-outline5" style:display-name="Text zweispaltig-outline5" style:family="presentation" style:parent-style-name="Text_20_zweispaltig-outline4">
      <style:paragraph-properties fo:margin-top="0cm" fo:margin-bottom="0.1cm"/>
      <style:text-properties fo:font-size="20pt" style:font-size-asian="20pt" style:font-size-complex="20pt"/>
    </style:style>
    <style:style style:name="Text_20_zweispaltig-outline6" style:display-name="Text zweispaltig-outline6" style:family="presentation" style:parent-style-name="Text_20_zweispaltig-outline5">
      <style:paragraph-properties fo:margin-top="0cm" fo:margin-bottom="0.1cm"/>
      <style:text-properties fo:font-size="20pt" style:font-size-asian="20pt" style:font-size-complex="20pt"/>
    </style:style>
    <style:style style:name="Text_20_zweispaltig-outline7" style:display-name="Text zweispaltig-outline7" style:family="presentation" style:parent-style-name="Text_20_zweispaltig-outline6">
      <style:paragraph-properties fo:margin-top="0cm" fo:margin-bottom="0.1cm"/>
      <style:text-properties fo:font-size="20pt" style:font-size-asian="20pt" style:font-size-complex="20pt"/>
    </style:style>
    <style:style style:name="Text_20_zweispaltig-outline8" style:display-name="Text zweispaltig-outline8" style:family="presentation" style:parent-style-name="Text_20_zweispaltig-outline7">
      <style:paragraph-properties fo:margin-top="0cm" fo:margin-bottom="0.1cm"/>
      <style:text-properties fo:font-size="20pt" style:font-size-asian="20pt" style:font-size-complex="20pt"/>
    </style:style>
    <style:style style:name="Text_20_zweispaltig-outline9" style:display-name="Text zweispaltig-outline9" style:family="presentation" style:parent-style-name="Text_20_zweispaltig-outline8">
      <style:paragraph-properties fo:margin-top="0cm" fo:margin-bottom="0.1cm"/>
      <style:text-properties fo:font-size="20pt" style:font-size-asian="20pt" style:font-size-complex="20pt"/>
    </style:style>
    <style:style style:name="Text_20_zweispaltig-subtitle" style:display-name="Text zweispaltig-subtitle" style:family="presentation">
      <style:graphic-properties draw:stroke="none" draw:fill="none" draw:textarea-vertical-align="middle">
        <text:list-style style:name="Text_20_zweispaltig-subtitle" style:display-name="Text zwei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zweispaltig-title" style:display-name="Text zweispaltig-title" style:family="presentation">
      <style:graphic-properties draw:stroke="none" draw:fill="none" draw:textarea-vertical-align="middle">
        <text:list-style style:name="Text_20_zweispaltig-title" style:display-name="Text zwei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chlussblatt-background" style:family="presentation">
      <style:graphic-properties draw:stroke="none" draw:fill="solid" draw:fill-color="#ffffff"/>
      <style:text-properties style:letter-kerning="true"/>
    </style:style>
    <style:style style:name="Schlussbla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hlussbla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chlussblatt-outline1" style:family="presentation">
      <style:graphic-properties draw:stroke="none" draw:fill="none" draw:auto-grow-height="false" draw:fit-to-size="shrink-to-fit">
        <text:list-style style:name="Schlussbla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chlussblatt-outline2" style:family="presentation" style:parent-style-name="Schlussblat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chlussblatt-outline3" style:family="presentation" style:parent-style-name="Schlussblat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chlussblatt-outline4" style:family="presentation" style:parent-style-name="Schlussblat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chlussblatt-outline5" style:family="presentation" style:parent-style-name="Schlussblatt-outline4">
      <style:paragraph-properties fo:margin-top="0cm" fo:margin-bottom="0.1cm"/>
      <style:text-properties fo:font-size="20pt" style:font-size-asian="20pt" style:font-size-complex="20pt"/>
    </style:style>
    <style:style style:name="Schlussblatt-outline6" style:family="presentation" style:parent-style-name="Schlussblatt-outline5">
      <style:paragraph-properties fo:margin-top="0cm" fo:margin-bottom="0.1cm"/>
      <style:text-properties fo:font-size="20pt" style:font-size-asian="20pt" style:font-size-complex="20pt"/>
    </style:style>
    <style:style style:name="Schlussblatt-outline7" style:family="presentation" style:parent-style-name="Schlussblatt-outline6">
      <style:paragraph-properties fo:margin-top="0cm" fo:margin-bottom="0.1cm"/>
      <style:text-properties fo:font-size="20pt" style:font-size-asian="20pt" style:font-size-complex="20pt"/>
    </style:style>
    <style:style style:name="Schlussblatt-outline8" style:family="presentation" style:parent-style-name="Schlussblatt-outline7">
      <style:paragraph-properties fo:margin-top="0cm" fo:margin-bottom="0.1cm"/>
      <style:text-properties fo:font-size="20pt" style:font-size-asian="20pt" style:font-size-complex="20pt"/>
    </style:style>
    <style:style style:name="Schlussblatt-outline9" style:family="presentation" style:parent-style-name="Schlussblatt-outline8">
      <style:paragraph-properties fo:margin-top="0cm" fo:margin-bottom="0.1cm"/>
      <style:text-properties fo:font-size="20pt" style:font-size-asian="20pt" style:font-size-complex="20pt"/>
    </style:style>
    <style:style style:name="Schlussblatt-subtitle" style:family="presentation">
      <style:graphic-properties draw:stroke="none" draw:fill="none" draw:textarea-vertical-align="middle">
        <text:list-style style:name="Schlussbla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hlussblatt-title" style:family="presentation">
      <style:graphic-properties draw:stroke="none" draw:fill="none" draw:textarea-vertical-align="middle">
        <text:list-style style:name="Schlussbla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anfang_5f_-background" style:display-name="Kapitelanfang_-background" style:family="presentation">
      <style:graphic-properties draw:stroke="none" draw:fill="solid" draw:fill-color="#ffffff"/>
      <style:text-properties style:letter-kerning="true"/>
    </style:style>
    <style:style style:name="Kapitelanfang_5f_-backgroundobjects" style:display-name="Kapitelanfang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anfang_5f_-notes" style:display-name="Kapitelanfang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1000003814697pt" style:font-style-asian="normal" style:font-weight-asian="normal" style:font-name-complex="Lohit Devanagari" style:font-family-complex="'Lohit Devanagar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Kapitelanfang_5f_-outline1" style:display-name="Kapitelanfang_-outline1" style:family="presentation">
      <style:graphic-properties draw:stroke="none" draw:fill="none" draw:auto-grow-height="false" draw:fit-to-size="shrink-to-fit">
        <text:list-style style:name="Kapitelanfang_5f_-outline1" style:display-name="Kapitelanfang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anfang_5f_-outline2" style:display-name="Kapitelanfang_-outline2" style:family="presentation" style:parent-style-name="Kapitelanfang_5f_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Kapitelanfang_5f_-outline3" style:display-name="Kapitelanfang_-outline3" style:family="presentation" style:parent-style-name="Kapitelanfang_5f_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Kapitelanfang_5f_-outline4" style:display-name="Kapitelanfang_-outline4" style:family="presentation" style:parent-style-name="Kapitelanfang_5f_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Kapitelanfang_5f_-outline5" style:display-name="Kapitelanfang_-outline5" style:family="presentation" style:parent-style-name="Kapitelanfang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pitelanfang_5f_-outline6" style:display-name="Kapitelanfang_-outline6" style:family="presentation" style:parent-style-name="Kapitelanfang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pitelanfang_5f_-outline7" style:display-name="Kapitelanfang_-outline7" style:family="presentation" style:parent-style-name="Kapitelanfang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pitelanfang_5f_-outline8" style:display-name="Kapitelanfang_-outline8" style:family="presentation" style:parent-style-name="Kapitelanfang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pitelanfang_5f_-outline9" style:display-name="Kapitelanfang_-outline9" style:family="presentation" style:parent-style-name="Kapitelanfang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pitelanfang_5f_-subtitle" style:display-name="Kapitelanfang_-subtitle" style:family="presentation">
      <style:graphic-properties draw:stroke="none" draw:fill="none" draw:textarea-vertical-align="middle">
        <text:list-style style:name="Kapitelanfang_5f_-subtitle" style:display-name="Kapitelanfang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anfang_5f_-title" style:display-name="Kapitelanfang_-title" style:family="presentation">
      <style:graphic-properties draw:stroke="none" draw:fill="none" draw:textarea-vertical-align="middle">
        <text:list-style style:name="Kapitelanfang_5f_-title" style:display-name="Kapitelanfang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ffff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5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ext_20_ein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ext_20_einspalti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ext_20_einspaltig-backgroundobjects">
      <style:graphic-properties draw:stroke="none" draw:fill="none" draw:fill-color="#ffffff" draw:auto-grow-height="false" fo:min-height="1.485cm"/>
    </style:style>
    <style:style style:name="Mpr8" style:family="presentation" style:parent-style-name="Text_20_einspaltig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Kapitelanfan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0" style:family="presentation" style:parent-style-name="Kapitelanfan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Kapitelanfang-backgroundobjects">
      <style:graphic-properties draw:stroke="none" draw:fill="none" draw:fill-color="#ffffff" draw:auto-grow-height="false" fo:min-height="1.378cm"/>
    </style:style>
    <style:style style:name="Mpr12" style:family="presentation" style:parent-style-name="Kapitelanfang-backgroundobjects">
      <style:graphic-properties draw:stroke="none" draw:fill="none" draw:fill-color="#ffffff" draw:textarea-vertical-align="bottom" draw:auto-grow-height="false" fo:min-height="1.378cm"/>
    </style:style>
    <style:style style:name="Mpr13" style:family="presentation" style:parent-style-name="Text_20_zweispalti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4" style:family="presentation" style:parent-style-name="Text_20_zwei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5" style:family="presentation" style:parent-style-name="Text_20_zweispaltig-backgroundobjects">
      <style:graphic-properties draw:stroke="none" draw:fill="none" draw:fill-color="#ffffff" draw:auto-grow-height="false" fo:min-height="1.378cm"/>
    </style:style>
    <style:style style:name="Mpr16" style:family="presentation" style:parent-style-name="Text_20_zweispaltig-backgroundobjects">
      <style:graphic-properties draw:stroke="none" draw:fill="none" draw:fill-color="#ffffff" draw:textarea-vertical-align="bottom" draw:auto-grow-height="false" fo:min-height="1.378cm"/>
    </style:style>
    <style:style style:name="Mpr17" style:family="presentation" style:parent-style-name="Schlussblat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8" style:family="presentation" style:parent-style-name="Schlussblat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Schlussblatt-backgroundobjects">
      <style:graphic-properties draw:stroke="none" draw:fill="none" draw:fill-color="#ffffff" draw:auto-grow-height="false" fo:min-height="1.378cm"/>
    </style:style>
    <style:style style:name="Mpr20" style:family="presentation" style:parent-style-name="Schlussblatt-backgroundobjects">
      <style:graphic-properties draw:stroke="none" draw:fill="none" draw:fill-color="#ffffff" draw:textarea-vertical-align="bottom" draw:auto-grow-height="false" fo:min-height="1.378cm"/>
    </style:style>
    <style:style style:name="Mpr21" style:family="presentation" style:parent-style-name="Kapitelanfang_5f_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2" style:family="presentation" style:parent-style-name="Kapitelanfang_5f_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3" style:family="presentation" style:parent-style-name="Kapitelanfang_5f_-backgroundobjects">
      <style:graphic-properties draw:stroke="none" draw:fill="none" draw:fill-color="#ffffff" draw:auto-grow-height="false" fo:min-height="1.378cm"/>
    </style:style>
    <style:style style:name="Mpr24" style:family="presentation" style:parent-style-name="Kapitelanfang_5f_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8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0" style:family="paragraph">
      <style:paragraph-properties fo:margin-top="0cm" fo:margin-bottom="0cm" fo:line-height="100%" fo:text-align="start" style:writing-mode="lr-tb">
        <style:tab-stops>
          <style:tab-stop style:position="22.437cm" style:type="right"/>
        </style:tab-stops>
      </style:paragraph-properties>
    </style:style>
    <style:style style:name="M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5" style:family="paragraph">
      <style:paragraph-properties fo:margin-left="0cm" fo:margin-right="0cm" fo:margin-top="0.564cm" fo:margin-bottom="0cm" fo:text-indent="0cm">
        <style:tab-stops>
          <style:tab-stop style:position="0cm"/>
        </style:tab-stops>
      </style:paragraph-properties>
    </style:style>
    <style:style style:name="MP16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7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text-indent="0.035cm">
        <style:tab-stops>
          <style:tab-stop style:position="0cm"/>
        </style:tab-stops>
      </style:paragraph-properties>
    </style:style>
    <style:style style:name="MP19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706cm" fo:margin-bottom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2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3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22.437cm" style:type="right"/>
        </style:tab-stops>
      </style:paragraph-properties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Verdana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100%"/>
      </text:list-level-style-bullet>
      <text:list-level-style-bullet text:level="3" text:bullet-char="&gt;">
        <style:list-level-properties text:space-before="1.024cm" text:min-label-width="0.987cm"/>
        <style:text-properties style:font-name="Verdana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100%"/>
      </text:list-level-style-bullet>
      <text:list-level-style-bullet text:level="3" text:bullet-char="&gt;">
        <style:list-level-properties text:space-before="1.024cm" text:min-label-width="0.987cm"/>
        <style:text-properties style:font-name="Verdana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style:font-name="Arial3" fo:color="#000000" fo:font-size="100%"/>
      </text:list-level-style-bullet>
      <text:list-level-style-bullet text:level="5" text:bullet-char="&gt;">
        <style:list-level-properties text:space-before="0.989cm" text:min-label-width="1.022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line draw:name="Gerade Verbindung 3" draw:style-name="Mgr3" draw:text-style-name="MP5" draw:layer="backgroundobjects" svg:x1="0.798cm" svg:y1="18.101cm" svg:x2="23.199cm" svg:y2="18.106cm">
        <text:p/>
      </draw:line>
      <draw:line draw:name="Gerade Verbindung 4" draw:style-name="Mgr4" draw:text-style-name="MP5" draw:layer="backgroundobjects" svg:x1="0.798cm" svg:y1="18.101cm" svg:x2="23.199cm" svg:y2="18.106cm">
        <text:p/>
      </draw:line>
      <draw:frame draw:name="Grafik 8" draw:style-name="Mgr5" draw:text-style-name="MP5" draw:layer="backgroundobjects" svg:width="1.609cm" svg:height="4.801cm" svg:x="23.79cm" svg:y="0.798cm">
        <draw:image xlink:href="Pictures/100000000000008B000001A029F8764FA87E4B31.jpg" xlink:type="simple" xlink:show="embed" xlink:actuate="onLoad">
          <text:p/>
        </draw:image>
      </draw:frame>
      <draw:frame draw:name="Titel 1" presentation:style-name="Mpr1" draw:text-style-name="MP7" draw:layer="backgroundobjects" svg:width="22.399cm" svg:height="6.999cm" svg:x="0.8cm" svg:y="5.6cm" presentation:class="title" presentation:user-transformed="true">
        <draw:text-box>
          <text:p text:style-name="MP6"><text:span text:style-name="MT2">Klicken Sie, um das Format des Titeltextes zu bearbeitenTitelmasterformat durch Klicken bearbeiten</text:span></text:p>
        </draw:text-box>
      </draw:frame>
      <draw:frame draw:name="Fußzeilenplatzhalter 4" presentation:style-name="Mpr2" draw:text-style-name="MP9" draw:layer="backgroundobjects" svg:width="22.4cm" svg:height="0.599cm" svg:x="0.798cm" svg:y="18.199cm" presentation:class="footer" presentation:user-transformed="true">
        <draw:text-box>
          <text:p text:style-name="MP8"><text:span text:style-name="MT3">© FH AACHEN </text:span><text:span text:style-name="MT4">UNIVERSITY OF APPLIED SCIENCES <text:s/>| <text:s/>FACHBEREICH XXXXXX XXXXXXXXXXXXX <text:s/>| <text:s/>WWW.FH-AACHEN.DE</text:span></text:p>
          <text:p text:style-name="MP8"><text:span text:style-name="MT4"/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ext_20_einspaltig" style:display-name="Text einspaltig" style:page-layout-name="PM1" draw:style-name="Mdp1">
      <draw:line draw:name="Gerade Verbindung 3" draw:style-name="Mgr4" draw:text-style-name="MP5" draw:layer="backgroundobjects" svg:x1="0.793cm" svg:y1="3.201cm" svg:x2="23.195cm" svg:y2="3.205cm">
        <text:p/>
      </draw:line>
      <draw:line draw:name="Gerade Verbindung 4" draw:style-name="Mgr4" draw:text-style-name="MP5" draw:layer="backgroundobjects" svg:x1="0.798cm" svg:y1="18.101cm" svg:x2="23.199cm" svg:y2="18.106cm">
        <text:p/>
      </draw:line>
      <draw:custom-shape draw:name="Textfeld 5" draw:style-name="Mgr6" draw:text-style-name="MP11" draw:layer="backgroundobjects" svg:width="23cm" svg:height="0.34cm" svg:x="0.798cm" svg:y="18.199cm">
        <text:p text:style-name="MP10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6-12-13">13.12.16</text:date></text:span><text:span text:style-name="MT4"> <text:s/>| <text:s/></text:span><text:span text:style-name="MT4"><text:page-number>&lt;Foliennummer&gt;</text:page-number></text:span></text:p>
        <draw:enhanced-geometry draw:mirror-horizontal="false" draw:mirror-vertical="false" svg:viewBox="0 0 23001 34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5" draw:layer="backgroundobjects" svg:width="1.609cm" svg:height="4.801cm" svg:x="23.79cm" svg:y="0.798cm">
        <draw:image xlink:href="Pictures/100000000000008B000001A029F8764FA87E4B31.jpg" xlink:type="simple" xlink:show="embed" xlink:actuate="onLoad">
          <text:p/>
        </draw:image>
      </draw:frame>
      <draw:frame draw:name="Titel 1" presentation:style-name="Mpr5" draw:text-style-name="MP12" draw:layer="backgroundobjects" svg:width="22.399cm" svg:height="1.999cm" svg:x="0.8cm" svg:y="0.8cm" presentation:class="title" presentation:user-transformed="true">
        <draw:text-box>
          <text:p text:style-name="MP6"><text:span text:style-name="MT5">Klicken Sie, um das Format des Titeltextes zu bearbeitenTitelmasterformat durch Klicken bearbeiten</text:span></text:p>
        </draw:text-box>
      </draw:frame>
      <draw:frame draw:name="Inhaltsplatzhalter 2" presentation:style-name="Mpr6" draw:text-style-name="MP12" draw:layer="backgroundobjects" svg:width="22.399cm" svg:height="13.999cm" svg:x="0.8cm" svg:y="3.6cm" presentation:class="outline" presentation:user-transformed="true">
        <draw:text-box>
          <text:list text:style-name="ML3">
            <text:list-item>
              <text:p text:style-name="MP13"><text:span text:style-name="MT5">Klicken Sie, um die Formate des Gliederungstextes zu bearbeiten</text:span></text:p>
              <text:list>
                <text:list-item>
                  <text:p text:style-name="MP13"><text:span text:style-name="MT5">Zweite Gliederungsebene</text:span></text:p>
                  <text:list>
                    <text:list-item>
                      <text:p text:style-name="MP13"><text:span text:style-name="MT5">Dritte Gliederungsebene</text:span></text:p>
                      <text:list>
                        <text:list-item>
                          <text:p text:style-name="MP13"><text:span text:style-name="MT5">Vierte Gliederungsebene</text:span></text:p>
                          <text:list>
                            <text:list-item>
                              <text:p text:style-name="MP13"><text:span text:style-name="MT5">Fünfte Gliederungsebene</text:span></text:p>
                              <text:list>
                                <text:list-item>
                                  <text:p text:style-name="MP13"><text:span text:style-name="MT5">Sechste Gliederungsebene</text:span></text:p>
                                  <text:list>
                                    <text:list-item>
                                      <text:p text:style-name="MP14"><text:span text:style-name="MT5">Siebente GliederungsebeneTextmasterformate durch Klicken bearbeiten</text:span></text:p>
                                      <text:list>
                                        <text:list-item>
                                          <text:p text:style-name="MP14"><text:span text:style-name="MT5">Zweite Ebene</text:span></text:p>
                                          <text:list>
                                            <text:list-item>
                                              <text:p text:style-name="MP14"><text:span text:style-name="MT5">Dritte Ebene</text:span></text:p>
                                              <text:list>
                                                <text:list-item>
                                                  <text:p text:style-name="MP15"><text:span text:style-name="MT6">Vierte Ebene</text:span></text:p>
                                                </text:list-item>
                                                <text:list-item>
                                                  <text:p text:style-name="MP16"><text:span text:style-name="MT6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ext_20_einspaltig-title" draw:layer="backgroundobjects" svg:width="14.848cm" svg:height="11.136cm" svg:x="3.075cm" svg:y="2.257cm" presentation:class="page"/>
        <draw:frame presentation:style-name="Text_20_einspaltig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Kapitelanfang" style:page-layout-name="PM1" draw:style-name="Mdp1">
      <draw:line draw:name="Gerade Verbindung 3" draw:style-name="Mgr4" draw:text-style-name="MP5" draw:layer="backgroundobjects" svg:x1="0.793cm" svg:y1="3.201cm" svg:x2="23.195cm" svg:y2="3.205cm">
        <text:p/>
      </draw:line>
      <draw:line draw:name="Gerade Verbindung 4" draw:style-name="Mgr4" draw:text-style-name="MP5" draw:layer="backgroundobjects" svg:x1="0.798cm" svg:y1="18.101cm" svg:x2="23.199cm" svg:y2="18.106cm">
        <text:p/>
      </draw:line>
      <draw:custom-shape draw:name="Textfeld 5" draw:style-name="Mgr6" draw:text-style-name="MP11" draw:layer="backgroundobjects" svg:width="23cm" svg:height="0.34cm" svg:x="0.798cm" svg:y="18.199cm">
        <text:p text:style-name="MP10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6-12-13">13.12.16</text:date></text:span><text:span text:style-name="MT4"> <text:s/>| <text:s/></text:span><text:span text:style-name="MT4"><text:page-number>&lt;Foliennummer&gt;</text:page-number></text:span></text:p>
        <draw:enhanced-geometry draw:mirror-horizontal="false" draw:mirror-vertical="false" svg:viewBox="0 0 23001 34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5" draw:layer="backgroundobjects" svg:width="1.609cm" svg:height="4.801cm" svg:x="23.79cm" svg:y="0.798cm">
        <draw:image xlink:href="Pictures/100000000000008B000001A029F8764FA87E4B31.jpg" xlink:type="simple" xlink:show="embed" xlink:actuate="onLoad">
          <text:p/>
        </draw:image>
      </draw:frame>
      <draw:frame draw:name="Titel 1" presentation:style-name="Mpr9" draw:text-style-name="MP12" draw:layer="backgroundobjects" svg:width="22.399cm" svg:height="1.999cm" svg:x="0.8cm" svg:y="0.8cm" presentation:class="title" presentation:user-transformed="true">
        <draw:text-box>
          <text:p text:style-name="MP6"><text:span text:style-name="MT5">Klicken Sie, um das Format des Titeltextes zu bearbeitenTitelmasterformat durch Klicken bearbeiten</text:span></text:p>
        </draw:text-box>
      </draw:frame>
      <draw:frame draw:name="Inhaltsplatzhalter 2" presentation:style-name="Mpr10" draw:text-style-name="MP7" draw:layer="backgroundobjects" svg:width="22.399cm" svg:height="12.043cm" svg:x="0.8cm" svg:y="5.6cm" presentation:class="outline" presentation:user-transformed="true">
        <draw:text-box>
          <text:list text:style-name="ML3">
            <text:list-item>
              <text:p text:style-name="MP13"><text:span text:style-name="MT2">Klicken Sie, um die Formate des Gliederungstextes zu bearbeiten</text:span></text:p>
              <text:list>
                <text:list-item>
                  <text:p text:style-name="MP13"><text:span text:style-name="MT2">Zweite Gliederungsebene</text:span></text:p>
                  <text:list>
                    <text:list-item>
                      <text:p text:style-name="MP13"><text:span text:style-name="MT2">Dritte Gliederungsebene</text:span></text:p>
                      <text:list>
                        <text:list-item>
                          <text:p text:style-name="MP13"><text:span text:style-name="MT2">Vierte Gliederungsebene</text:span></text:p>
                          <text:list>
                            <text:list-item>
                              <text:p text:style-name="MP13"><text:span text:style-name="MT2">Fünfte Gliederungsebene</text:span></text:p>
                              <text:list>
                                <text:list-item>
                                  <text:p text:style-name="MP13"><text:span text:style-name="MT2">Sechste Gliederungsebene</text:span></text:p>
                                  <text:list>
                                    <text:list-item>
                                      <text:p text:style-name="MP14"><text:span text:style-name="MT2">Siebente GliederungsebeneTextmasterformate durch Klicken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Kapitelanfang-title" draw:layer="backgroundobjects" svg:width="13.785cm" svg:height="10.339cm" svg:x="2.548cm" svg:y="2.095cm" presentation:class="page"/>
        <draw:frame presentation:style-name="Kapitelanfang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ext_20_zweispaltig" style:display-name="Text zweispaltig" style:page-layout-name="PM1" draw:style-name="Mdp1">
      <draw:line draw:name="Gerade Verbindung 4" draw:style-name="Mgr4" draw:text-style-name="MP5" draw:layer="backgroundobjects" svg:x1="0.793cm" svg:y1="3.201cm" svg:x2="23.195cm" svg:y2="3.205cm">
        <text:p/>
      </draw:line>
      <draw:line draw:name="Gerade Verbindung 5" draw:style-name="Mgr4" draw:text-style-name="MP5" draw:layer="backgroundobjects" svg:x1="0.798cm" svg:y1="18.101cm" svg:x2="23.199cm" svg:y2="18.106cm">
        <text:p/>
      </draw:line>
      <draw:custom-shape draw:name="Textfeld 6" draw:style-name="Mgr6" draw:text-style-name="MP11" draw:layer="backgroundobjects" svg:width="23cm" svg:height="0.34cm" svg:x="0.798cm" svg:y="18.199cm">
        <text:p text:style-name="MP10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6-12-13">13.12.16</text:date></text:span><text:span text:style-name="MT4"> <text:s/>| <text:s/></text:span><text:span text:style-name="MT4"><text:page-number>&lt;Foliennummer&gt;</text:page-number></text:span></text:p>
        <draw:enhanced-geometry draw:mirror-horizontal="false" draw:mirror-vertical="false" svg:viewBox="0 0 23001 34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5" draw:layer="backgroundobjects" svg:width="1.609cm" svg:height="4.801cm" svg:x="23.79cm" svg:y="0.798cm">
        <draw:image xlink:href="Pictures/100000000000008B000001A029F8764FA87E4B31.jpg" xlink:type="simple" xlink:show="embed" xlink:actuate="onLoad">
          <text:p/>
        </draw:image>
      </draw:frame>
      <draw:frame draw:name="Inhaltsplatzhalter 2" presentation:style-name="Mpr13" draw:text-style-name="MP12" draw:layer="backgroundobjects" svg:width="10.799cm" svg:height="13.999cm" svg:x="0.8cm" svg:y="3.6cm" presentation:class="outline" presentation:user-transformed="true">
        <draw:text-box>
          <text:list text:style-name="ML3">
            <text:list-item>
              <text:p text:style-name="MP13"><text:span text:style-name="MT5">Klicken Sie, um die Formate des Gliederungstextes zu bearbeiten</text:span></text:p>
              <text:list>
                <text:list-item>
                  <text:p text:style-name="MP13"><text:span text:style-name="MT5">Zweite Gliederungsebene</text:span></text:p>
                  <text:list>
                    <text:list-item>
                      <text:p text:style-name="MP13"><text:span text:style-name="MT5">Dritte Gliederungsebene</text:span></text:p>
                      <text:list>
                        <text:list-item>
                          <text:p text:style-name="MP13"><text:span text:style-name="MT5">Vierte Gliederungsebene</text:span></text:p>
                          <text:list>
                            <text:list-item>
                              <text:p text:style-name="MP13"><text:span text:style-name="MT5">Fünfte Gliederungsebene</text:span></text:p>
                              <text:list>
                                <text:list-item>
                                  <text:p text:style-name="MP13"><text:span text:style-name="MT5">Sechste Gliederungsebene</text:span></text:p>
                                  <text:list>
                                    <text:list-item>
                                      <text:p text:style-name="MP17"><text:span text:style-name="MT5">Siebente GliederungsebeneTextmasterformate durch Klicken bearbeiten</text:span></text:p>
                                      <text:list>
                                        <text:list-item>
                                          <text:p text:style-name="MP18"><text:span text:style-name="MT5">Zweite Ebene</text:span></text:p>
                                          <text:list>
                                            <text:list-item>
                                              <text:p text:style-name="MP14"><text:span text:style-name="MT5">Dritte Ebene</text:span></text:p>
                                              <text:list>
                                                <text:list-item>
                                                  <text:p text:style-name="MP15"><text:span text:style-name="MT6">Vierte Ebene</text:span></text:p>
                                                </text:list-item>
                                                <text:list-item>
                                                  <text:p text:style-name="MP16"><text:span text:style-name="MT6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4" draw:text-style-name="MP12" draw:layer="backgroundobjects" svg:width="22.399cm" svg:height="1.999cm" svg:x="0.8cm" svg:y="0.8cm" presentation:class="title" presentation:user-transformed="true">
        <draw:text-box>
          <text:p text:style-name="MP6"><text:span text:style-name="MT5">Klicken Sie, um das Format des Titeltextes zu bearbeitenTitelmasterformat durch Klicken bearbeiten</text:span></text:p>
        </draw:text-box>
      </draw:frame>
      <draw:frame draw:name="Inhaltsplatzhalter 2" presentation:style-name="Mpr13" draw:text-style-name="MP12" draw:layer="backgroundobjects" svg:width="10.799cm" svg:height="13.999cm" svg:x="12.4cm" svg:y="3.6cm" presentation:class="outline" presentation:user-transformed="true">
        <draw:text-box>
          <text:list text:style-name="ML3">
            <text:list-item>
              <text:p text:style-name="MP13"><text:span text:style-name="MT5">Klicken Sie, um die Formate des Gliederungstextes zu bearbeiten</text:span></text:p>
              <text:list>
                <text:list-item>
                  <text:p text:style-name="MP13"><text:span text:style-name="MT5">Zweite Gliederungsebene</text:span></text:p>
                  <text:list>
                    <text:list-item>
                      <text:p text:style-name="MP13"><text:span text:style-name="MT5">Dritte Gliederungsebene</text:span></text:p>
                      <text:list>
                        <text:list-item>
                          <text:p text:style-name="MP13"><text:span text:style-name="MT5">Vierte Gliederungsebene</text:span></text:p>
                          <text:list>
                            <text:list-item>
                              <text:p text:style-name="MP13"><text:span text:style-name="MT5">Fünfte Gliederungsebene</text:span></text:p>
                              <text:list>
                                <text:list-item>
                                  <text:p text:style-name="MP13"><text:span text:style-name="MT5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5">Siebente GliederungsebeneTextmasterformate durch Klicken bearbeiten</text:span></text:p>
          <text:p text:style-name="MP20"><text:span text:style-name="MT5">Zweite Ebene</text:span></text:p>
          <text:list text:style-name="ML4">
            <text:list-item>
              <text:list>
                <text:list-item>
                  <text:list>
                    <text:list-item>
                      <text:p text:style-name="MP21"><text:span text:style-name="MT5">Dritte Ebene</text:span></text:p>
                    </text:list-item>
                  </text:list>
                </text:list-item>
              </text:list>
            </text:list-item>
          </text:list>
          <text:p text:style-name="MP15"><text:span text:style-name="MT6">Vier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ext_20_zweispaltig-title" draw:layer="backgroundobjects" svg:width="13.785cm" svg:height="10.339cm" svg:x="2.548cm" svg:y="2.095cm" presentation:class="page"/>
        <draw:frame presentation:style-name="Text_20_zweispaltig-notes" draw:layer="backgroundobjects" svg:width="15.104cm" svg:height="12.407cm" svg:x="1.888cm" svg:y="13.097cm" presentation:class="notes" presentation:placeholder="true">
          <draw:text-box/>
        </draw:frame>
        <draw:frame presentation:style-name="Mpr15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chlussblatt" style:page-layout-name="PM1" draw:style-name="Mdp1">
      <draw:line draw:name="Gerade Verbindung 2" draw:style-name="Mgr3" draw:text-style-name="MP5" draw:layer="backgroundobjects" svg:x1="0.798cm" svg:y1="18.101cm" svg:x2="23.199cm" svg:y2="18.106cm">
        <text:p/>
      </draw:line>
      <draw:line draw:name="Gerade Verbindung 3" draw:style-name="Mgr4" draw:text-style-name="MP5" draw:layer="backgroundobjects" svg:x1="0.798cm" svg:y1="18.101cm" svg:x2="23.199cm" svg:y2="18.106cm">
        <text:p/>
      </draw:line>
      <draw:frame draw:name="Grafik 8" draw:style-name="Mgr5" draw:text-style-name="MP5" draw:layer="backgroundobjects" svg:width="1.609cm" svg:height="4.801cm" svg:x="23.79cm" svg:y="0.798cm">
        <draw:image xlink:href="Pictures/100000000000008B000001A029F8764FA87E4B31.jpg" xlink:type="simple" xlink:show="embed" xlink:actuate="onLoad">
          <text:p/>
        </draw:image>
      </draw:frame>
      <draw:frame draw:name="Titel 1" presentation:style-name="Mpr17" draw:text-style-name="MP22" draw:layer="backgroundobjects" svg:width="22.399cm" svg:height="6.999cm" svg:x="0.8cm" svg:y="5.6cm" presentation:class="title" presentation:user-transformed="true">
        <draw:text-box>
          <text:p text:style-name="MP6"><text:span text:style-name="MT6">Klicken Sie, um das Format des Titeltextes zu bearbeitenTitelmasterformat durch Klicken bearbeiten</text:span></text:p>
        </draw:text-box>
      </draw:frame>
      <draw:frame draw:name="Fußzeilenplatzhalter 4" presentation:style-name="Mpr18" draw:text-style-name="MP9" draw:layer="backgroundobjects" svg:width="22.4cm" svg:height="0.599cm" svg:x="0.798cm" svg:y="18.199cm" presentation:class="footer" presentation:user-transformed="true">
        <draw:text-box>
          <text:p text:style-name="MP8"><text:span text:style-name="MT3">© FH AACHEN </text:span><text:span text:style-name="MT4">UNIVERSITY OF APPLIED SCIENCES <text:s/>| <text:s/>FACHBEREICH XXXXXXXXXXXXXXXXXXXXXXXXXXXXX | <text:s/>WWW.FH-AACHEN.DE</text:span></text:p>
          <text:p text:style-name="MP8"><text:span text:style-name="MT4"/></text:p>
        </draw:text-box>
      </draw:frame>
      <draw:frame presentation:style-name="Schlussblat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chlussblatt-title" draw:layer="backgroundobjects" svg:width="13.785cm" svg:height="10.339cm" svg:x="2.548cm" svg:y="2.095cm" presentation:class="page"/>
        <draw:frame presentation:style-name="Schlussblatt-notes" draw:layer="backgroundobjects" svg:width="15.104cm" svg:height="12.407cm" svg:x="1.888cm" svg:y="13.097cm" presentation:class="notes" presentation:placeholder="true">
          <draw:text-box/>
        </draw:frame>
        <draw:frame presentation:style-name="Mpr19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Kapitelanfang_5f_" style:display-name="Kapitelanfang_" style:page-layout-name="PM1" draw:style-name="Mdp1">
      <draw:line draw:name="Gerade Verbindung 3" draw:style-name="Mgr4" draw:text-style-name="MP5" draw:layer="backgroundobjects" svg:x1="0.793cm" svg:y1="3.201cm" svg:x2="23.195cm" svg:y2="3.205cm">
        <text:p/>
      </draw:line>
      <draw:line draw:name="Gerade Verbindung 4" draw:style-name="Mgr4" draw:text-style-name="MP5" draw:layer="backgroundobjects" svg:x1="0.798cm" svg:y1="18.101cm" svg:x2="23.199cm" svg:y2="18.106cm">
        <text:p/>
      </draw:line>
      <draw:custom-shape draw:name="Textfeld 5" draw:style-name="Mgr6" draw:text-style-name="MP23" draw:layer="backgroundobjects" svg:width="23cm" svg:height="0.34cm" svg:x="0.798cm" svg:y="18.199cm">
        <text:p text:style-name="MP10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6-12-13">13.12.16</text:date></text:span><text:span text:style-name="MT4"> <text:s/>| <text:s/></text:span><text:span text:style-name="MT4"><text:page-number>&lt;Foliennummer&gt;</text:page-number></text:span></text:p>
        <draw:enhanced-geometry draw:mirror-horizontal="false" draw:mirror-vertical="false" svg:viewBox="0 0 23001 34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5" draw:layer="backgroundobjects" svg:width="1.609cm" svg:height="4.801cm" svg:x="23.79cm" svg:y="0.798cm">
        <draw:image xlink:href="Pictures/100000000000008B000001A029F8764FA87E4B31.jpg" xlink:type="simple" xlink:show="embed" xlink:actuate="onLoad">
          <text:p/>
        </draw:image>
      </draw:frame>
      <draw:frame draw:name="Titel 1" presentation:style-name="Mpr21" draw:text-style-name="MP12" draw:layer="backgroundobjects" svg:width="22.399cm" svg:height="1.999cm" svg:x="0.8cm" svg:y="0.8cm" presentation:class="title" presentation:user-transformed="true">
        <draw:text-box>
          <text:p text:style-name="MP6"><text:span text:style-name="MT5">Klicken Sie, um das Format des Titeltextes zu bearbeitenTitelmasterformat durch Klicken bearbeiten</text:span></text:p>
        </draw:text-box>
      </draw:frame>
      <draw:frame draw:name="Inhaltsplatzhalter 2" presentation:style-name="Mpr22" draw:text-style-name="MP7" draw:layer="backgroundobjects" svg:width="22.399cm" svg:height="12.043cm" svg:x="0.8cm" svg:y="5.6cm" presentation:class="outline" presentation:user-transformed="true">
        <draw:text-box>
          <text:list text:style-name="ML3">
            <text:list-item>
              <text:p text:style-name="MP13"><text:span text:style-name="MT2">Klicken Sie, um die Formate des Gliederungstextes zu bearbeiten</text:span></text:p>
              <text:list>
                <text:list-item>
                  <text:p text:style-name="MP13"><text:span text:style-name="MT2">Zweite Gliederungsebene</text:span></text:p>
                  <text:list>
                    <text:list-item>
                      <text:p text:style-name="MP13"><text:span text:style-name="MT2">Dritte Gliederungsebene</text:span></text:p>
                      <text:list>
                        <text:list-item>
                          <text:p text:style-name="MP13"><text:span text:style-name="MT2">Vierte Gliederungsebene</text:span></text:p>
                          <text:list>
                            <text:list-item>
                              <text:p text:style-name="MP13"><text:span text:style-name="MT2">Fünfte Gliederungsebene</text:span></text:p>
                              <text:list>
                                <text:list-item>
                                  <text:p text:style-name="MP13"><text:span text:style-name="MT2">Sechste Gliederungsebene</text:span></text:p>
                                  <text:list>
                                    <text:list-item>
                                      <text:p text:style-name="MP14"><text:span text:style-name="MT2">Siebente GliederungsebeneTextmasterformate durch Klicken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Kapitelanfang_5f_-title" draw:layer="backgroundobjects" svg:width="13.785cm" svg:height="10.339cm" svg:x="2.548cm" svg:y="2.095cm" presentation:class="page"/>
        <draw:frame presentation:style-name="Kapitelanfang_5f_-notes" draw:layer="backgroundobjects" svg:width="15.104cm" svg:height="12.407cm" svg:x="1.888cm" svg:y="13.097cm" presentation:class="notes" presentation:placeholder="true">
          <draw:text-box/>
        </draw:frame>
        <draw:frame presentation:style-name="Mpr23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ojektstatus 02.11.2016  FreeSpace</dc:title>
    <meta:initial-creator>MMA</meta:initial-creator>
    <meta:editing-cycles>34</meta:editing-cycles>
    <meta:creation-date>2016-11-01T15:26:10</meta:creation-date>
    <dc:date>2016-12-13T16:15:35.212000000</dc:date>
    <meta:editing-duration>PT2H22M17S</meta:editing-duration>
    <meta:generator>LibreOffice/5.1.6.2$Windows_x86 LibreOffice_project/07ac168c60a517dba0f0d7bc7540f5afa45f0909</meta:generator>
    <meta:document-statistic meta:object-count="129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Vorlage_Powerpoint_2010" xlink:href=""/>
  </office:meta>
</office:document-meta>
</file>